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3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3pt" style:text-underline-style="solid" style:text-underline-width="auto" style:text-underline-color="font-color" officeooo:rsid="0013eb33" officeooo:paragraph-rsid="0013eb33" style:font-size-asian="11.3500003814697pt" style:font-size-complex="13pt"/>
    </style:style>
    <style:style style:name="P2" style:family="paragraph" style:parent-style-name="Standard">
      <style:text-properties style:font-name="Arial1" fo:font-size="12pt" style:text-underline-style="none" officeooo:rsid="0013eb33" officeooo:paragraph-rsid="0013eb33" style:font-size-asian="12pt" style:font-size-complex="12pt"/>
    </style:style>
    <style:style style:name="P3" style:family="paragraph" style:parent-style-name="Standard">
      <style:paragraph-properties fo:line-height="150%"/>
      <style:text-properties style:font-name="Arial1" fo:font-size="12pt" style:text-underline-style="none" officeooo:rsid="0013eb33" officeooo:paragraph-rsid="0013eb33" style:font-size-asian="12pt" style:font-size-complex="12pt"/>
    </style:style>
    <style:style style:name="P4" style:family="paragraph" style:parent-style-name="Standard">
      <style:paragraph-properties fo:line-height="150%"/>
      <style:text-properties style:font-name="Arial1" fo:font-size="12pt" style:text-underline-style="none" officeooo:rsid="0013eb33" officeooo:paragraph-rsid="0015cad0" style:font-size-asian="12pt" style:font-size-complex="12pt"/>
    </style:style>
    <style:style style:name="P5" style:family="paragraph" style:parent-style-name="Standard">
      <style:paragraph-properties fo:line-height="150%"/>
      <style:text-properties style:font-name="Arial1" fo:font-size="12pt" style:text-underline-style="none" officeooo:rsid="0013eb33" officeooo:paragraph-rsid="00162430" style:font-size-asian="12pt" style:font-size-complex="12pt"/>
    </style:style>
    <style:style style:name="P6" style:family="paragraph" style:parent-style-name="Standard">
      <style:paragraph-properties fo:line-height="150%"/>
      <style:text-properties fo:font-size="12pt" style:text-underline-style="none" officeooo:paragraph-rsid="0015cad0" style:font-size-asian="12pt" style:font-size-complex="12pt"/>
    </style:style>
    <style:style style:name="P7" style:family="paragraph" style:parent-style-name="Standard">
      <style:paragraph-properties fo:line-height="150%"/>
      <style:text-properties fo:font-size="12pt" style:text-underline-style="none" officeooo:paragraph-rsid="00162430" style:font-size-asian="12pt" style:font-size-complex="12pt"/>
    </style:style>
    <style:style style:name="P8" style:family="paragraph" style:parent-style-name="Standard">
      <style:paragraph-properties fo:line-height="150%"/>
      <style:text-properties style:font-name="Arial1" fo:font-size="12pt" style:text-underline-style="none" fo:font-weight="bold" officeooo:rsid="0015cad0" officeooo:paragraph-rsid="00162430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50%"/>
      <style:text-properties style:font-name="Arial1" fo:font-size="12pt" style:text-underline-style="none" officeooo:rsid="0013eb33" officeooo:paragraph-rsid="001774a4" style:font-size-asian="12pt" style:font-size-complex="12pt"/>
    </style:style>
    <style:style style:name="P10" style:family="paragraph" style:parent-style-name="Standard">
      <style:paragraph-properties fo:line-height="150%"/>
      <style:text-properties style:font-name="Arial1" fo:font-size="12pt" style:text-underline-style="none" officeooo:rsid="0013eb33" officeooo:paragraph-rsid="0017ab31" style:font-size-asian="12pt" style:font-size-complex="12pt"/>
    </style:style>
    <style:style style:name="P11" style:family="paragraph" style:parent-style-name="Text_20_body">
      <style:paragraph-properties fo:line-height="150%"/>
      <style:text-properties fo:font-weight="normal" officeooo:paragraph-rsid="0015cad0"/>
    </style:style>
    <style:style style:name="T1" style:family="text">
      <style:text-properties officeooo:rsid="0015cad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tyle="normal" fo:font-weight="normal" officeooo:rsid="0015cad0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tyle="italic" fo:font-weight="normal" style:text-blinking="false" fo:background-color="transparent" loext:char-shading-value="0" style:font-style-asian="italic" style:font-style-complex="italic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tyle="italic" fo:font-weight="normal" officeooo:rsid="0015cad0" style:text-blinking="false" fo:background-color="transparent" loext:char-shading-value="0" style:font-style-asian="italic" style:font-style-complex="italic"/>
    </style:style>
    <style:style style:name="T5" style:family="text">
      <style:text-properties style:font-name="Arial1" officeooo:rsid="0015cad0"/>
    </style:style>
    <style:style style:name="T6" style:family="text">
      <style:text-properties style:font-name="Arial1" fo:font-style="italic" officeooo:rsid="0015cad0" style:font-style-asian="italic" style:font-style-complex="italic"/>
    </style:style>
    <style:style style:name="T7" style:family="text">
      <style:text-properties style:font-name="Arial1" fo:font-weight="bold" officeooo:rsid="0015cad0" style:font-weight-asian="bold" style:font-weight-complex="bold"/>
    </style:style>
    <style:style style:name="T8" style:family="text">
      <style:text-properties officeooo:rsid="00162430"/>
    </style:style>
    <style:style style:name="T9" style:family="text">
      <style:text-properties officeooo:rsid="001774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ationen zur Klausur</text:p>
      <text:p text:style-name="P1"/>
      <text:p text:style-name="P2"/>
      <text:p text:style-name="P3">1. Die Klausur ist ein Erörterungsaufsatz mit Material. Das heißt, dass ein Fließtext</text:p>
      <text:p text:style-name="P10"><text:s text:c="4"/>geschrieben wird, ohne Stichpunkte. <text:span text:style-name="T9">Die Nummern der einzelnen Aufgaben müssen </text:span></text:p>
      <text:p text:style-name="P10"><text:span text:style-name="T9"><text:s text:c="4"/>nicht angegeben werden.</text:span> </text:p>
      <text:p text:style-name="P3"/>
      <text:p text:style-name="P5"><text:span text:style-name="T8">2</text:span>. Es gibt drei Aufgaben mit unterschiedlicher Wertigkeit, welche dem Aufgabenblatt zu</text:p>
      <text:p text:style-name="P5"><text:s text:c="4"/>entnehmen ist. </text:p>
      <text:p text:style-name="P5"/>
      <text:p text:style-name="P3"><text:span text:style-name="T8">3</text:span>. Achtet auf die Operatoren. <text:span text:style-name="T9"><text:s/></text:span></text:p>
      <text:p text:style-name="P3"/>
      <text:p text:style-name="P3"><text:span text:style-name="T8">4</text:span>. Die vorgegebenen Materialien werden ausgewertet und die Informationen in den</text:p>
      <text:p text:style-name="P9"><text:s text:c="4"/>Text eingebunden. <text:span text:style-name="T9">Auch die theoretischen Grundlagen des Themas sollten im Inhalt </text:span></text:p>
      <text:p text:style-name="P9"><text:span text:style-name="T9"><text:s text:c="4"/>eine Rolle spielen.</text:span></text:p>
      <text:p text:style-name="P3"/>
      <text:p text:style-name="P3"><text:span text:style-name="T8">5</text:span>. Achtet auf eure Zeiteinteilung bei der Bearbeitung der Materialien. Ihr habt nur 90</text:p>
      <text:p text:style-name="P3"><text:s text:c="4"/>Minuten Zeit. </text:p>
      <text:p text:style-name="P3"/>
      <text:p text:style-name="P4"><text:span text:style-name="T8">6</text:span>. Achtet auf eure Rechtschreibung und die äußere Form. <text:span text:style-name="T1">Bei Verstößen kann sowohl für</text:span></text:p>
      <text:p text:style-name="P6"><text:span text:style-name="T5"><text:s text:c="3"/>die sprachliche Leistung </text:span><text:span text:style-name="T6">(</text:span><text:span text:style-name="T4">Klasse 11/12 - ab 3 Fehler auf 100 Wörter </text:span><text:span text:style-name="T3">- 1⁄2 Fehler für </text:span></text:p>
      <text:p text:style-name="P6"><text:span text:style-name="T3"><text:s text:c="3"/>Zeichensetzungsfehle</text:span><text:span text:style-name="T4">r, </text:span><text:span text:style-name="T3">1 Fehler für Grammatik und Rechtschreibung</text:span><text:span text:style-name="T4">)</text:span><text:span text:style-name="T2">,</text:span><text:span text:style-name="T5"> als auch für die </text:span></text:p>
      <text:p text:style-name="P6"><text:span text:style-name="T5"><text:s text:c="3"/>Form </text:span><text:span text:style-name="T6">(</text:span><text:span text:style-name="T4">grobe Verstöße: Unleserlichkeit, Schreiben über den Rand, fehlender Rand, </text:span></text:p>
      <text:p text:style-name="P7"><text:span text:style-name="T4"><text:s text:c="3"/>unsaubere Korrekturen, ohne Lineal unterstreichen)</text:span><text:span text:style-name="T2"> </text:span><text:span text:style-name="T7">jeweils ein Notenpunkt </text:span></text:p>
      <text:p text:style-name="P8"><text:s text:c="3"/>abgezogen werden. </text:p>
      <text:p text:style-name="P4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3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4:52:01.397000000</meta:creation-date>
    <dc:date>2020-12-13T08:42:46.408000000</dc:date>
    <meta:editing-duration>PT10M1S</meta:editing-duration>
    <meta:editing-cycles>2</meta:editing-cycles>
    <meta:generator>LibreOffice/6.2.8.2$Windows_X86_64 LibreOffice_project/f82ddfca21ebc1e222a662a32b25c0c9d20169ee</meta:generator>
    <meta:document-statistic meta:table-count="0" meta:image-count="0" meta:object-count="0" meta:page-count="1" meta:paragraph-count="18" meta:word-count="150" meta:character-count="1089" meta:non-whitespace-character-count="906"/>
  </office:meta>
</office:document-meta>
</file>